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02_18-49-28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,file-piece-id=~,memo=~,session=hour-18,recording-id=~,other=~ / follow++">
            <text:p>:VIDEO / @自室 / 記録 / jap.flute / 演奏、play / R=1 / genre=melody,for=,file-piece-id=~,memo=~,session=hour-18,recording-id=~,other=~ / follow+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02_18-53-02_000.jpg</text:p>
          </table:table-cell>
          <table:table-cell table:style-name="ce26" office:value-type="string">
            <text:p>:m 記録 / 身体 / 全身像 / 顔 / 様子 / time=夜；occasion=楽器演奏：最中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楽器演奏：最中（篠笛）">
            <text:p>:m 記録 / 身体 / 全身像 / 顔 / 様子 / time=夜；occasion=楽器演奏：最中（篠笛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8-02_20-00-44_000.jpg</text:p>
          </table:table-cell>
          <table:table-cell table:style-name="ce26" office:value-type="string">
            <text:p>:m 記録 / 身体 / 全身像 / 顔 / 様子 / time=夜；occasion=公園。セミの抜け殻を見ている。,other=関連ファイル：2023-08-02_20-01-14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8-02_20-01-14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,other=自分の顔も、撮影している：2023-08-02_20-00-44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,other=自分の顔も、撮影している：2023-08-02_20-00-44_000.jp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,other=自分の顔も、撮影している：2023-08-02_20-00-44_000.jpg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8-02_20-01-36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02_20-01-45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02_20-02-00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3-08-02_20-02-14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8-02_20-02-25_000.jpg</text:p>
          </table:table-cell>
          <table:table-cell table:style-name="ce26" office:value-type="string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">
            <text:p>:PHOTO 記録しておきたいもの / location:photo=宮前平公園, location:target=セミ。幼虫。抜け殻。潅木の、葉の先端に、ぶら下がっている。 / subject=セミの幼虫。抜け殻。蝉。 / content=前日、夜。公園内、南、東側。街灯の下、近くを、這って歩いているのを、発見。南側の植え込みに、連れて行く。潅木の、幹に近い、木陰の枝に、取り付かせる。ミケに、餌をあげる。帰りに、そこへ再び戻る。遊び場に面した、潅木の、とある葉むらの、先端に、取り付いている。ぶら下がっている。,other=目が、光沢あり。なんだか、ぶら下がる場所が決まって、嬉しそう。嬉しさに溢れている。そう、映った。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8-02_21-23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8" office:value-type="string">
            <text:p>2023-08-03_00-47-32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PHOTO 寝た時刻 / 2023">
            <text:p>:m :PHOTO 寝た時刻 / 2023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8-03_07-15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8-03_12-40-1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3">2023/08/03</text:date>, <text:time>18:0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3T18:02:41.33</dc:date>
    <dc:creator>iwabuchi ken</dc:creator>
    <meta:editing-duration>P58DT28M32S</meta:editing-duration>
    <meta:editing-cycles>19349</meta:editing-cycles>
    <meta:document-statistic meta:table-count="2" meta:cell-count="922" meta:object-count="0"/>
    <meta:user-defined meta:name="qrichtext">1</meta:user-defined>
  </office:meta>
</office:document-meta>
</file>